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mattingFloatConvertorBuilder.build( Element configElement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7">
            <text:p text:style-name="Table_20_Contents">7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FormattingFloatConvertorBuilder.createConver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